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C0000034C2B0676180BFEAA6D.png" manifest:media-type="image/png"/>
  <manifest:file-entry manifest:full-path="Pictures/10000000000005DC0000034C6D8E1F5F94855532.png" manifest:media-type="image/png"/>
  <manifest:file-entry manifest:full-path="Pictures/10000000000005EC0000034C72C295DDC6C384C1.png" manifest:media-type="image/png"/>
  <manifest:file-entry manifest:full-path="Pictures/10000000000005EC0000034CA4D013B9DC8C3724.png" manifest:media-type="image/png"/>
  <manifest:file-entry manifest:full-path="Pictures/10000000000005EC0000034C9C478D87DA6F31EF.png" manifest:media-type="image/png"/>
  <manifest:file-entry manifest:full-path="Pictures/10000000000005DC0000034C9D5D82DAF93C09D7.png" manifest:media-type="image/png"/>
  <manifest:file-entry manifest:full-path="Pictures/10000000000005DC0000034CE3F723C5210747E3.png" manifest:media-type="image/png"/>
  <manifest:file-entry manifest:full-path="Pictures/10000000000005DC0000034C47CD697471EA2F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65d26" officeooo:paragraph-rsid="00165d26" style:font-weight-asian="bold" style:font-weight-complex="bold"/>
    </style:style>
    <style:style style:name="P2" style:family="paragraph" style:parent-style-name="Standard">
      <style:paragraph-properties fo:break-before="page"/>
      <style:text-properties fo:font-size="20pt" fo:font-weight="bold" officeooo:rsid="00165d26" officeooo:paragraph-rsid="00165d2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-0.907cm" svg:width="17cm" svg:height="9.463cm" draw:z-index="0"><draw:image xlink:href="Pictures/10000000000005EC0000034CA4D013B9DC8C3724.png" xlink:type="simple" xlink:show="embed" xlink:actuate="onLoad" loext:mime-type="image/png"/></draw:frame><draw:frame draw:style-name="fr1" draw:name="Image2" text:anchor-type="paragraph" svg:x="0cm" svg:y="9.001cm" svg:width="17cm" svg:height="9.463cm" draw:z-index="1"><draw:image xlink:href="Pictures/10000000000005EC0000034C72C295DDC6C384C1.png" xlink:type="simple" xlink:show="embed" xlink:actuate="onLoad" loext:mime-type="image/png"/></draw:frame><draw:frame draw:style-name="fr1" draw:name="Image3" text:anchor-type="paragraph" svg:x="0cm" svg:y="18.136cm" svg:width="17cm" svg:height="9.564cm" draw:z-index="2"><draw:image xlink:href="Pictures/10000000000005DC0000034CE3F723C5210747E3.png" xlink:type="simple" xlink:show="embed" xlink:actuate="onLoad" loext:mime-type="image/png"/></draw:frame></text:p>
      <text:p text:style-name="P2"><draw:frame draw:style-name="fr1" draw:name="Image4" text:anchor-type="paragraph" svg:x="0cm" svg:y="-2cm" svg:width="17cm" svg:height="9.463cm" draw:z-index="3"><draw:image xlink:href="Pictures/10000000000005EC0000034C9C478D87DA6F31EF.png" xlink:type="simple" xlink:show="embed" xlink:actuate="onLoad" loext:mime-type="image/png"/></draw:frame><draw:frame draw:style-name="fr1" draw:name="Image5" text:anchor-type="paragraph" svg:x="0cm" svg:y="8.001cm" svg:width="17cm" svg:height="9.564cm" draw:z-index="4"><draw:image xlink:href="Pictures/10000000000005DC0000034C9D5D82DAF93C09D7.png" xlink:type="simple" xlink:show="embed" xlink:actuate="onLoad" loext:mime-type="image/png"/></draw:frame><draw:frame draw:style-name="fr1" draw:name="Image6" text:anchor-type="paragraph" svg:x="0cm" svg:y="18.002cm" svg:width="17cm" svg:height="9.564cm" draw:z-index="5"><draw:image xlink:href="Pictures/10000000000005DC0000034C47CD697471EA2F73.png" xlink:type="simple" xlink:show="embed" xlink:actuate="onLoad" loext:mime-type="image/png"/></draw:frame></text:p>
      <text:p text:style-name="P2"><draw:frame draw:style-name="fr1" draw:name="Image7" text:anchor-type="paragraph" svg:x="0cm" svg:y="3cm" svg:width="17cm" svg:height="9.463cm" draw:z-index="6"><draw:image xlink:href="Pictures/10000000000005EC0000034C2B0676180BFEAA6D.png" xlink:type="simple" xlink:show="embed" xlink:actuate="onLoad" loext:mime-type="image/png"/></draw:frame><draw:frame draw:style-name="fr1" draw:name="Image8" text:anchor-type="paragraph" svg:x="0cm" svg:y="13.136cm" svg:width="17cm" svg:height="9.564cm" draw:z-index="7"><draw:image xlink:href="Pictures/10000000000005DC0000034C6D8E1F5F948555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7:12:35.066884912</meta:creation-date>
    <meta:print-date>2020-08-18T17:17:44.622163693</meta:print-date>
    <dc:date>2020-08-19T13:12:50.620317413</dc:date>
    <meta:editing-duration>PT19H18M36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3" meta:paragraph-count="0" meta:word-count="0" meta:character-count="0" meta:non-whitespace-character-count="0"/>
  </office:meta>
</office:document-meta>
</file>